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008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iday Pumpkin Bread<text:line-break/>Crystal Miller</text:p>
      <text:p text:style-name="P1"/>
      <text:p text:style-name="P1">15 oz. canned pumpkin or 2 cups home cooked pumpkin<text:line-break/>4 eggs<text:line-break/>1 cup light olive oil<text:line-break/>2/3 cup water<text:line-break/>3 cups Sucanat or brown sugar<text:line-break/>3 ½ cups whole wheat pastry flour<text:line-break/>2 t. baking soda<text:line-break/>1 ½ t. salt<text:line-break/>1 t. cinnamon<text:line-break/>1 t. nutmeg<text:line-break/>½ t. cloves<text:line-break/>¼ t. ginger</text:p>
      <text:p text:style-name="P1"/>
      <text:p text:style-name="P1">In a large bowl mix the pumpkin, eggs, olive oil, and water together. <text:s/>Add the Sucanat and blend well. In a smaller bowl combine all the dry ingredients and mix well. Mix the dry ingredients into the pumpkin mixture and stir until just blended. </text:p>
      <text:p text:style-name="P1">At this point you can pour this batter into 3 loaf pans or into several mini-loaf pans for gift giving. I have a mini-loaf pan that is similar to a muffin pan only it has 8 little loaf shapes. I used this recipe and was able to make 16 of these mini-loaves.</text:p>
      <text:p text:style-name="P1">Bake at 350 degrees for about 50 minutes if using a basic loaf pans or slightly less (say 45 minutes) for the mini-loaf pan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8:55:13.42</meta:creation-date>
    <meta:document-statistic meta:table-count="0" meta:image-count="0" meta:object-count="0" meta:page-count="1" meta:paragraph-count="5" meta:word-count="178" meta:character-count="899"/>
    <dc:date>2017-05-05T18:56:57.02</dc:date>
    <dc:creator>Crystal Miller</dc:creator>
    <meta:editing-duration>PT1M44S</meta:editing-duration>
    <meta:editing-cycles>1</meta:editing-cycles>
    <meta:generator>OpenOffice/4.1.1$Win32 OpenOffice.org_project/411m6$Build-9775</meta:generator>
  </office:meta>
</office:document-meta>
</file>